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3000000DFE322D8D697C68E90.png" manifest:media-type="image/png"/>
  <manifest:file-entry manifest:full-path="Pictures/10000000000000D0000000F7A4EADA925F12B6EC.png" manifest:media-type="image/png"/>
  <manifest:file-entry manifest:full-path="Pictures/10000000000000D700000194E511A897709661FD.png" manifest:media-type="image/png"/>
  <manifest:file-entry manifest:full-path="Pictures/1000000000000275000001E08FD29F1AB9D59E96.png" manifest:media-type="image/png"/>
  <manifest:file-entry manifest:full-path="Pictures/1000020100000267000005A38D20A491A8931C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aca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81cm" svg:stroke-color="#dc0000" draw:marker-start-width="0.321cm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dc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c462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b4b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4f9e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caca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b400b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ca00ca" draw:marker-start-width="0.321cm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svg:stroke-width="0.081cm" svg:stroke-color="#fe7f00" draw:marker-start-width="0.321cm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c462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fill-color="#caca00" draw:textarea-horizontal-align="justify" draw:textarea-vertical-align="middle" draw:auto-grow-height="false" fo:min-height="0cm" fo:min-width="0cm"/>
      <style:paragraph-properties style:writing-mode="lr-tb"/>
    </style:style>
    <style:style style:name="gr16" style:family="graphic" style:parent-style-name="standard">
      <style:graphic-properties svg:stroke-width="0.081cm" svg:stroke-color="#00b4b4" draw:marker-start-width="0.321cm" draw:marker-end-width="0.321cm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aca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caca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096cm" svg:height="9.612cm" svg:x="20.993cm" svg:y="8.864cm">
            <draw:image xlink:href="Pictures/1000020100000267000005A38D20A491A8931C32.png" xlink:type="simple" xlink:show="embed" xlink:actuate="onLoad" loext:mime-type="image/png">
              <text:p/>
            </draw:image>
          </draw:frame>
          <draw:custom-shape draw:style-name="gr2" draw:text-style-name="P2" xml:id="id12" draw:id="id12" draw:layer="layout" svg:width="0.254cm" svg:height="0.254cm" svg:x="21.166cm" svg:y="14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0" draw:id="id10" draw:layer="layout" svg:width="0.254cm" svg:height="0.254cm" svg:x="21.166cm" svg:y="1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0.254cm" svg:height="0.254cm" svg:x="24.676cm" svg:y="10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0.254cm" svg:height="0.254cm" svg:x="24.676cm" svg:y="9.9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" draw:id="id14" draw:layer="layout" svg:width="0.254cm" svg:height="0.254cm" svg:x="21.165cm" svg:y="14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8" draw:id="id8" draw:layer="layout" svg:width="0.254cm" svg:height="0.254cm" svg:x="21.179cm" svg:y="13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6" draw:id="id6" draw:layer="layout" svg:width="0.254cm" svg:height="0.254cm" svg:x="21.199cm" svg:y="13.0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0.254cm" svg:height="0.254cm" svg:x="21.172cm" svg:y="12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1" draw:id="id21" draw:layer="layout" svg:width="0.254cm" svg:height="0.254cm" svg:x="24.677cm" svg:y="11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6" draw:id="id26" draw:layer="layout" svg:width="0.254cm" svg:height="0.254cm" svg:x="21.172cm" svg:y="10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8" draw:id="id28" draw:layer="layout" svg:width="0.254cm" svg:height="0.254cm" svg:x="21.173cm" svg:y="11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1" draw:id="id31" draw:layer="layout" svg:width="0.254cm" svg:height="0.254cm" svg:x="21.182cm" svg:y="12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3" draw:layer="layout" draw:line-skew="0.26cm" svg:x1="21.496cm" svg:y1="7.87cm" svg:x2="24.93cm" svg:y2="10.439cm" draw:start-shape="id1" draw:start-glue-point="3" draw:end-shape="id2" draw:end-glue-point="10" svg:d="M21496 7870h4196v2569h-762" svg:viewBox="0 0 4197 2570">
          <text:p/>
        </draw:connector>
        <draw:connector draw:style-name="gr4" draw:text-style-name="P3" xml:id="id17" draw:id="id17" draw:layer="layout" svg:x1="21.475cm" svg:y1="8.184cm" svg:x2="24.93cm" svg:y2="10.094cm" draw:end-shape="id3" draw:end-glue-point="10" svg:d="M21475 8184h3957v1910h-502" svg:viewBox="0 0 3958 1911">
          <text:p/>
        </draw:connector>
        <draw:g>
          <draw:frame draw:style-name="gr1" draw:text-style-name="P1" draw:layer="layout" svg:width="11.176cm" svg:height="8.528cm" svg:x="3.975cm" svg:y="8.855cm">
            <draw:image xlink:href="Pictures/1000000000000275000001E08FD29F1AB9D59E96.png" xlink:type="simple" xlink:show="embed" xlink:actuate="onLoad" loext:mime-type="image/png">
              <text:p/>
            </draw:image>
          </draw:frame>
          <draw:custom-shape draw:style-name="gr2" draw:text-style-name="P2" xml:id="id13" draw:id="id13" draw:layer="layout" svg:width="0.17cm" svg:height="0.171cm" svg:x="14.415cm" svg:y="12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" draw:id="id11" draw:layer="layout" svg:width="0.17cm" svg:height="0.171cm" svg:x="14.413cm" svg:y="1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8" draw:id="id18" draw:layer="layout" svg:width="0.17cm" svg:height="0.17cm" svg:x="14.416cm" svg:y="12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" draw:id="id16" draw:layer="layout" svg:width="0.17cm" svg:height="0.171cm" svg:x="14.417cm" svg:y="12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" draw:id="id15" draw:layer="layout" svg:width="0.17cm" svg:height="0.171cm" svg:x="14.405cm" svg:y="13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9" draw:id="id9" draw:layer="layout" svg:width="0.17cm" svg:height="0.171cm" svg:x="14.416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7" draw:id="id7" draw:layer="layout" svg:width="0.171cm" svg:height="0.17cm" svg:x="14.416cm" svg:y="13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0.17cm" svg:height="0.171cm" svg:x="14.417cm" svg:y="14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4" draw:layer="layout" draw:type="curve" svg:x1="21.172cm" svg:y1="12.761cm" svg:x2="14.587cm" svg:y2="14.089cm" draw:start-shape="id4" draw:start-glue-point="6" draw:end-shape="id5" draw:end-glue-point="10" svg:d="M21172 12761c-4938 0-1646 1328-6585 1328" svg:viewBox="0 0 6586 1329">
          <text:p/>
        </draw:connector>
        <draw:connector draw:style-name="gr6" draw:text-style-name="P4" draw:layer="layout" draw:type="curve" svg:x1="21.199cm" svg:y1="13.142cm" svg:x2="14.587cm" svg:y2="13.819cm" draw:start-shape="id6" draw:start-glue-point="6" draw:end-shape="id7" draw:end-glue-point="10" svg:d="M21199 13142c-4959 0-1653 677-6612 677" svg:viewBox="0 0 6613 678">
          <text:p/>
        </draw:connector>
        <draw:connector draw:style-name="gr7" draw:text-style-name="P4" draw:layer="layout" draw:type="curve" svg:x1="21.179cm" svg:y1="13.523cm" svg:x2="14.586cm" svg:y2="13.55cm" draw:start-shape="id8" draw:start-glue-point="6" draw:end-shape="id9" draw:end-glue-point="10" svg:d="M21179 13523c-4944 0-1648 27-6593 27" svg:viewBox="0 0 6594 28">
          <text:p/>
        </draw:connector>
        <draw:connector draw:style-name="gr8" draw:text-style-name="P4" draw:layer="layout" draw:type="curve" svg:x1="21.166cm" svg:y1="13.917cm" svg:x2="14.583cm" svg:y2="12.777cm" draw:start-shape="id10" draw:start-glue-point="6" draw:end-shape="id11" draw:end-glue-point="10" svg:d="M21166 13917c-4936 0-1645-1140-6583-1140" svg:viewBox="0 0 6584 1141">
          <text:p/>
        </draw:connector>
        <draw:connector draw:style-name="gr9" draw:text-style-name="P4" draw:layer="layout" draw:type="curve" svg:x1="21.166cm" svg:y1="14.687cm" svg:x2="14.585cm" svg:y2="13.033cm" draw:start-shape="id12" draw:start-glue-point="6" draw:end-shape="id13" draw:end-glue-point="10" svg:d="M21166 14687c-4935 0-1645-1654-6581-1654" svg:viewBox="0 0 6582 1655">
          <text:p/>
        </draw:connector>
        <draw:connector draw:style-name="gr10" draw:text-style-name="P4" draw:layer="layout" draw:type="curve" svg:x1="21.165cm" svg:y1="15.052cm" svg:x2="14.575cm" svg:y2="13.289cm" draw:start-shape="id14" draw:start-glue-point="6" draw:end-shape="id15" draw:end-glue-point="10" svg:d="M21165 15052c-4941 0-1646-1763-6590-1763" svg:viewBox="0 0 6591 1764">
          <text:p/>
        </draw:connector>
        <draw:connector draw:style-name="gr4" draw:text-style-name="P3" draw:layer="layout" draw:line-skew="-1.263cm" svg:x1="14.587cm" svg:y1="12.521cm" svg:x2="21.475cm" svg:y2="8.184cm" draw:start-shape="id16" draw:start-glue-point="10" draw:end-shape="id17" draw:end-glue-point="2" svg:d="M14587 12521h2162v-4337h4726" svg:viewBox="0 0 6889 4338">
          <text:p/>
        </draw:connector>
        <draw:connector draw:style-name="gr3" draw:text-style-name="P3" xml:id="id1" draw:id="id1" draw:layer="layout" draw:line-skew="-1.797cm" svg:x1="14.586cm" svg:y1="12.265cm" svg:x2="21.496cm" svg:y2="7.87cm" draw:start-shape="id18" draw:start-glue-point="10" svg:d="M14586 12265h1909v-4395h5001" svg:viewBox="0 0 6911 4396">
          <text:p/>
        </draw:connector>
        <draw:g>
          <draw:frame draw:style-name="gr1" draw:text-style-name="P1" draw:layer="layout" svg:width="2.142cm" svg:height="4.026cm" svg:x="17.835cm" svg:y="2.016cm">
            <draw:image xlink:href="Pictures/10000000000000D700000194E511A897709661FD.png" xlink:type="simple" xlink:show="embed" xlink:actuate="onLoad" loext:mime-type="image/png">
              <text:p/>
            </draw:image>
          </draw:frame>
          <draw:custom-shape draw:style-name="gr2" draw:text-style-name="P2" xml:id="id22" draw:id="id22" draw:layer="layout" svg:width="0.254cm" svg:height="0.254cm" svg:x="18.3cm" svg:y="5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0" draw:id="id20" draw:layer="layout" svg:width="0.254cm" svg:height="0.254cm" svg:x="18.653cm" svg:y="5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9" draw:id="id19" draw:layer="layout" svg:width="0.254cm" svg:height="0.254cm" svg:x="19.241cm" svg:y="5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3" draw:layer="layout" svg:x1="19.368cm" svg:y1="5.919cm" svg:x2="19.379cm" svg:y2="8.154cm" draw:start-shape="id19" draw:start-glue-point="8" svg:d="M19368 5919v1369h11v866" svg:viewBox="0 0 12 2236">
          <text:p/>
        </draw:connector>
        <draw:connector draw:style-name="gr11" draw:text-style-name="P3" draw:layer="layout" draw:line-skew="-1.421cm 0.513cm" svg:x1="18.78cm" svg:y1="5.929cm" svg:x2="24.931cm" svg:y2="12.004cm" draw:start-shape="id20" draw:start-glue-point="8" draw:end-shape="id21" draw:end-glue-point="10" svg:d="M18780 5929v1554h7166v4521h-1015" svg:viewBox="0 0 7167 6076">
          <text:p/>
        </draw:connector>
        <draw:connector draw:style-name="gr3" draw:text-style-name="P3" draw:layer="layout" svg:x1="18.427cm" svg:y1="7.845cm" svg:x2="18.427cm" svg:y2="5.917cm" draw:end-shape="id22" draw:end-glue-point="8" svg:d="M18427 7845v-1928" svg:viewBox="0 0 1 1929">
          <text:p/>
        </draw:connector>
        <draw:g>
          <draw:frame draw:style-name="gr12" draw:text-style-name="P5" draw:layer="layout" svg:width="1.634cm" svg:height="1.941cm" svg:x="21.755cm" svg:y="3.021cm">
            <draw:image xlink:href="Pictures/10000000000000D0000000F7A4EADA925F12B6EC.png" xlink:type="simple" xlink:show="embed" xlink:actuate="onLoad" loext:mime-type="image/png">
              <text:p text:style-name="P3">Reset</text:p>
              <text:p text:style-name="P3"/>
              <text:p text:style-name="P3"/>
              <text:p text:style-name="P3"/>
              <text:p text:style-name="P3"/>
            </draw:image>
          </draw:frame>
          <draw:custom-shape draw:style-name="gr2" draw:text-style-name="P2" xml:id="id25" draw:id="id25" draw:layer="layout" svg:width="0.254cm" svg:height="0.254cm" svg:x="21.882cm" svg:y="4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3" draw:id="id23" draw:layer="layout" svg:width="0.254cm" svg:height="0.254cm" svg:x="22.483cm" svg:y="4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3" draw:layer="layout" svg:x1="22.61cm" svg:y1="4.873cm" svg:x2="22.594cm" svg:y2="8.189cm" draw:start-shape="id23" draw:start-glue-point="8" svg:d="M22610 4873v1909h-16v1407" svg:viewBox="0 0 17 3317">
          <text:p/>
        </draw:connector>
        <draw:g>
          <draw:frame draw:style-name="gr12" draw:text-style-name="P5" draw:layer="layout" svg:width="1.634cm" svg:height="1.941cm" svg:x="24.355cm" svg:y="3.022cm">
            <draw:image xlink:href="Pictures/10000000000000D0000000F7A4EADA925F12B6EC.png" xlink:type="simple" xlink:show="embed" xlink:actuate="onLoad" loext:mime-type="image/png">
              <text:p text:style-name="P6">Config</text:p>
              <text:p text:style-name="P6"/>
              <text:p text:style-name="P6"/>
              <text:p text:style-name="P6"/>
              <text:p text:style-name="P6"/>
            </draw:image>
          </draw:frame>
          <draw:custom-shape draw:style-name="gr2" draw:text-style-name="P2" xml:id="id27" draw:id="id27" draw:layer="layout" svg:width="0.254cm" svg:height="0.254cm" svg:x="24.482cm" svg:y="4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4" draw:id="id24" draw:layer="layout" svg:width="0.254cm" svg:height="0.254cm" svg:x="25.083cm" svg:y="4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3" draw:layer="layout" svg:x1="25.21cm" svg:y1="4.874cm" svg:x2="25.226cm" svg:y2="8.162cm" draw:start-shape="id24" draw:start-glue-point="8" svg:d="M25210 4874v1895h16v1393" svg:viewBox="0 0 17 3289">
          <text:p/>
        </draw:connector>
        <draw:connector draw:style-name="gr13" draw:text-style-name="P3" draw:layer="layout" draw:line-skew="0.811cm" svg:x1="22.009cm" svg:y1="4.672cm" svg:x2="21.172cm" svg:y2="10.818cm" draw:start-shape="id25" draw:start-glue-point="8" draw:end-shape="id26" draw:end-glue-point="6" svg:d="M22009 4672v3821h-1338v2325h501" svg:viewBox="0 0 1339 6147">
          <text:p/>
        </draw:connector>
        <draw:connector draw:style-name="gr14" draw:text-style-name="P3" draw:layer="layout" draw:line-skew="-1.314cm -0.441cm" svg:x1="24.609cm" svg:y1="4.673cm" svg:x2="21.173cm" svg:y2="12.019cm" draw:start-shape="id27" draw:start-glue-point="8" draw:end-shape="id28" draw:end-glue-point="6" svg:d="M24609 4673v2296h-4378v5050h942" svg:viewBox="0 0 4379 7347">
          <text:p/>
        </draw:connector>
        <draw:frame draw:style-name="gr12" draw:text-style-name="P5" draw:layer="layout" svg:width="1.963cm" svg:height="2.979cm" svg:x="15.405cm" svg:y="2.466cm">
          <draw:image xlink:href="Pictures/1000000000000093000000DFE322D8D697C68E90.png" xlink:type="simple" xlink:show="embed" xlink:actuate="onLoad" loext:mime-type="image/png">
            <text:p text:style-name="P3"/>
            <text:p text:style-name="P3"/>
            <text:p text:style-name="P3">- <text:s text:c="6"/>+</text:p>
          </draw:image>
        </draw:frame>
        <draw:custom-shape draw:style-name="gr15" draw:text-style-name="P8" xml:id="id30" draw:id="id30" draw:layer="layout" svg:width="0.254cm" svg:height="0.254cm" svg:x="16.556cm" svg:y="5.005cm">
          <text:p text:style-name="P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29" draw:id="id29" draw:layer="layout" svg:width="0.254cm" svg:height="0.254cm" svg:x="15.94cm" svg:y="5.001cm">
          <text:p text:style-name="P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6.067cm" svg:y1="5.255cm" svg:x2="16.75cm" svg:y2="8.235cm" draw:start-shape="id29" draw:start-glue-point="8" svg:d="M16067 5255v1787h683v1193" svg:viewBox="0 0 684 2981">
          <text:p/>
        </draw:connector>
        <draw:connector draw:style-name="gr16" draw:text-style-name="P3" draw:layer="layout" draw:line-skew="-1.687cm" svg:x1="16.81cm" svg:y1="5.132cm" svg:x2="21.182cm" svg:y2="12.383cm" draw:start-shape="id30" draw:start-glue-point="10" draw:end-shape="id31" draw:end-glue-point="6" svg:d="M16810 5132h500v7251h3872" svg:viewBox="0 0 4373 725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23:31:39.657701175</meta:creation-date>
    <dc:date>2022-04-19T21:40:04.663675748</dc:date>
    <meta:editing-duration>PT1H39M29S</meta:editing-duration>
    <meta:editing-cycles>16</meta:editing-cycles>
    <meta:generator>LibreOffice/6.4.7.2$Linux_X86_64 LibreOffice_project/40$Build-2</meta:generator>
    <meta:document-statistic meta:object-count="59"/>
  </office:meta>
</office:document-meta>
</file>